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5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6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7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8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9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0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1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2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3" style:parent-style-name="Normal" style:family="paragraph">
      <style:paragraph-properties fo:text-align="justify"/>
      <style:text-properties fo:font-weight="bold" style:font-weight-asian="bold" style:font-weight-complex="bold"/>
    </style:style>
  </office:automatic-styles>
  <office:body>
    <office:text text:use-soft-page-breaks="true">
      <text:p text:style-name="P1">POSIBLES PREGUNTAS DE EXAMEN</text:p>
      <text:p text:style-name="P2"/>
      <text:p text:style-name="P3">1.- Realiza una pagina web<text:s/>(que tenga las componentes principales cabecera, menú de nanvegación, contenido y pie de foto) utilizando divs con propiedades como<text:s/>padding, margin<text:s/>…</text:p>
      <text:p text:style-name="P4">2.- Realiza una página web (que tenga las componentes principales cabecera, menú de navegación, contenido y pie de foto) utilizando la estructura Grid.</text:p>
      <text:p text:style-name="P5">Para aplicar estilos debes de utilizar cada uno de los selectores dados e incluso ver si puede haber una serie de guerras de conflictos y explicar como lo soluciona la cascada.</text:p>
      <text:p text:style-name="P6">En la cabecera, menú de navegación, contenido y pie de foto deben de aparecer con las características que han sido mencionadas en el tema 1.</text:p>
      <text:p text:style-name="P7">3.- Realiza una página web (que tenga las componentes principales de cabecera, menú de navegación, contenido y pie de foto) utilizando la estructura grid- area (Ejercicio 1).</text:p>
      <text:p text:style-name="P8">4.- Haz la página de manera que sea responsive, adaptables para teléfonos móviles, tablets y ordenadores<text:s/>tanto utilizando grid-area como grid-colums y grid-row.</text:p>
      <text:p text:style-name="P9"/>
      <text:p text:style-name="P10">La página será una imitación de alguna página web que se ponga como ejemplo.</text:p>
      <text:p text:style-name="P11"/>
      <text:p text:style-name="P12"/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tonio Jesús Carmona Lara</meta:initial-creator>
    <dc:creator>Antonio Jesús Carmona Lara</dc:creator>
    <meta:creation-date>2022-10-23T16:30:00Z</meta:creation-date>
    <dc:date>2022-10-24T06:32:00Z</dc:date>
    <meta:template xlink:href="Normal" xlink:type="simple"/>
    <meta:editing-cycles>3</meta:editing-cycles>
    <meta:editing-duration>PT2700S</meta:editing-duration>
    <meta:document-statistic meta:page-count="1" meta:paragraph-count="2" meta:word-count="168" meta:character-count="1092" meta:row-count="7" meta:non-whitespace-character-count="926"/>
  </office:meta>
</office:document-meta>
</file>